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: Write a program that displays Welcome to Java, Welcome to Computer Science, and Programming is fun.</text:p>
      <text:p text:style-name="P1">Q2. Write a program that displays Welcome to Java five times.</text:p>
      <text:p text:style-name="P1">Q3. (Print a table) Write a program that displays the following table:</text:p>
      <text:p text:style-name="P1">a <text:s text:c="7"/>a^2 <text:s text:c="3"/>a^3</text:p>
      <text:p text:style-name="P1">1 <text:s text:c="7"/>1 <text:s text:c="13"/>1</text:p>
      <text:p text:style-name="P1">2 <text:s text:c="7"/>4 <text:s text:c="13"/>8</text:p>
      <text:p text:style-name="P1">3 <text:s text:c="7"/>9 <text:s text:c="13"/>27</text:p>
      <text:p text:style-name="P1">4 <text:s text:c="7"/>16 <text:s text:c="4"/>64</text:p>
      <text:p text:style-name="P3"/>
      <text:p text:style-name="P1">Q4. (Summation of a series) Write a program that displays the result of</text:p>
      <text:p text:style-name="P2"><text:s text:c="32"/><text:span text:style-name="T1">1 + 2 + 3 + 4 + 5 + 6 + 7 + 8 + 9.</text:span></text:p>
      <text:p text:style-name="P1">Q5. (Area and perimeter of a circle) Write a program that displays the area and perimeter</text:p>
      <text:p text:style-name="P1">of a circle that has a radius of 5.5 using the following formula:</text:p>
      <text:p text:style-name="P2"><text:s text:c="40"/><text:span text:style-name="T1">perimeter = 2 * radius * pi</text:span></text:p>
      <text:p text:style-name="P2"><text:s text:c="40"/><text:span text:style-name="T1">area = radius * radius * pi</text:span></text:p>
      <text:p text:style-name="P1">Q6. (Area and perimeter of a rectangle) Write a program that displays the area and</text:p>
      <text:p text:style-name="P1">perimeter of a rectangle with the width of 4.5 and height of 7.9 using the following</text:p>
      <text:p text:style-name="P1">formula:</text:p>
      <text:p text:style-name="P2"><text:s text:c="48"/><text:span text:style-name="T1">area = width * height</text:span></text:p>
      <text:p text:style-name="P1">Q7.(Average speed in miles) Assume a runner runs 14 kilometers in 45 minutes and 30</text:p>
      <text:p text:style-name="P1">seconds. Write a program that displays the average speed in miles per hour. (Note</text:p>
      <text:p text:style-name="P1">that 1 mile is 1.6 kilometers.)</text:p>
      <text:p text:style-name="P3"/>
      <text:p text:style-name="P1">Q8. (Average speed in kilometers) Assume a runner runs 24 miles in 1 hour, 40 minutes,</text:p>
      <text:p text:style-name="P1">and 35 seconds. Write a program that displays the average speed in kilometers per</text:p>
      <text:p text:style-name="P1">hour. (Note that 1 mile is 1.6 kilometers.)</text:p>
      <text:p text:style-name="P3"/>
      <text:p text:style-name="P1">Q9. Write a program that solves the following equation and displays the value for x and y:</text:p>
      <text:p text:style-name="P3"/>
      <text:p text:style-name="P2"><text:s text:c="40"/><text:span text:style-name="T1">3.4x + 50.2y = 44.5</text:span></text:p>
      <text:p text:style-name="P5"><text:s text:c="40"/><text:span text:style-name="T1">2.1x + .55y = 5.9</text:span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20:33.447000000</dc:date>
    <dc:creator>Ankita Khot</dc:creator>
    <meta:editing-duration>PT3H9M27S</meta:editing-duration>
    <meta:editing-cycles>2</meta:editing-cycles>
    <meta:document-statistic meta:table-count="0" meta:image-count="0" meta:object-count="0" meta:page-count="1" meta:paragraph-count="28" meta:word-count="265" meta:character-count="1627" meta:non-whitespace-character-count="1067"/>
  </office:meta>
</office:document-meta>
</file>